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weight="normal" style:font-weight-asian="normal" style:font-weight-complex="normal"/>
    </style:style>
    <style:style style:name="T5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RIE DE VOREPPE (Isère)</text:p>
      <text:p text:style-name="P1">Canton de VOIRON</text:p>
      <text:p text:style-name="P1">Arrondissement de GRENOBLE</text:p>
      <text:p text:style-name="P1"/>
      <text:p text:style-name="P1"/>
      <text:p text:style-name="P2">ACTE DE RECONNAISSANCE ANTERIEURE - N°<text:bookmark-start text:name="__DdeLink__64_2052783783"/>[numActe]</text:p>
      <text:p text:style-name="P1"/>
      <text:p text:style-name="P3"><text:span text:style-name="Source_20_Text"><text:span text:style-name="T1"/></text:span></text:p>
      <text:p text:style-name="P3"><text:span text:style-name="Source_20_Text"><text:span text:style-name="T1">[nomPere] [prenomPere]</text:span></text:span></text:p>
      <text:p text:style-name="P3"><text:span text:style-name="Source_20_Text"><text:span text:style-name="T1">et</text:span></text:span></text:p>
      <text:p text:style-name="P3"><text:span text:style-name="Source_20_Text"><text:span text:style-name="T1">[nomMere] [prenomMere]</text:span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>Le</text:span></text:span><text:span text:style-name="Source_20_Text"><text:span text:style-name="T4"> </text:span></text:span><text:span text:style-name="Source_20_Text"><text:span text:style-name="T3">[dateActeLettre]</text:span></text:span><text:span text:style-name="Source_20_Text"><text:span text:style-name="T2"> à [heureActeLettre], [infosDeclarants] ont déclaré reconnaître pour leur ou leurs enfants le ou les enfants dont [prenomMere] [nomMere] se déclare être actuellement enceinte./.</text:span></text:span></text:p>
      <text:p text:style-name="P3"><text:span text:style-name="Source_20_Text"><text:span text:style-name="T2">[prenomPere] [nomPere] et [prenomMere] [nomMere] ont été informés du caractère divisible du lien de filiation </text:span></text:span><text:span text:style-name="Source_20_Text"><text:span text:style-name="T5">qui sera établi./.</text:span></text:span></text:p>
      <text:p text:style-name="P3"><text:span text:style-name="Source_20_Text"><text:span text:style-name="T2">Lecture faite et invités à lire l'acte, les déclarants ont signé avec Nous, [prenomU] [nomU], [infoU] par délégation du Maire./.</text:span></text:span></text:p>
      <text:p text:style-name="P3"><text:bookmark-end text:name="__DdeLink__64_2052783783"/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4.001cm" fo:margin-right="4.0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5-04T16:39:12</meta:creation-date>
    <meta:generator>LibreOffice/3.3$Linux LibreOffice_project/330m19$Build-401</meta:generator>
    <dc:date>2011-12-19T10:14:19</dc:date>
    <dc:creator>Guillaume </dc:creator>
    <meta:editing-duration>PT10H1M36S</meta:editing-duration>
    <meta:editing-cycles>81</meta:editing-cycles>
    <meta:document-statistic meta:table-count="0" meta:image-count="0" meta:object-count="0" meta:page-count="1" meta:paragraph-count="10" meta:word-count="84" meta:character-count="612"/>
  </office:meta>
</office:document-meta>
</file>